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25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386.1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<text:span text:style-name="T1">TABLA:</text:span><text:span text:style-name="T2"> usuari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usua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sistema son [ administrador , auditor , auditado 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ctiv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[ true, false] 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ultimo_cambio_pas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ultimo_logi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carne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dministrativ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olo si el ususario es tipo administrador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dministrativ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dministrativ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erfi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usuario son [Administrador Maestro, Administrador Auditor, Observador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uditad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uditad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roles_auditor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rol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nivel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participantes_plan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participante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rol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participantes_auditoria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participantes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rol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plan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estion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planificada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planificada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real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real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tapa</text:p>
          </table:table-cell>
          <table:table-cell table:style-name="ce3" office:value-type="string" calcext:value-type="string">
            <text:p>String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Las opciones del sistema son [ planeacion, ejecucion, finalizado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v_planifica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1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ctividad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ctividad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iesg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usuario son [ bajo, medio, alto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uditoria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ctividad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tap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sistema son: [ RI ,RIA ,RIR ,R ,RF ,RFA ,RFR <text:s/>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planificada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planificada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real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real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v_ejecu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1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v_planifica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1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sistema son: [ standar 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uditorias_standar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uditoria_standa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otiv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objetiv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limita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rocedimie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clucion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observacion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auditad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rioridad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di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rite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aus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fect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chivos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irectorio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Es la dirrecion de la carpeta donde se guardaran los adjun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ubsanad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false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resp_observacion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resp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responsabl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edidas_correctiva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lazo_subsanar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ntidad de dias necesarios para subsanar una observaicon apartir de su publicacion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chivos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_auditor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spuesta_audito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resp_auditor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 ingresa la fecha de cuando el auditor ingresa su respuesta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seguimient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seguimient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resp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responsabl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edidas_correctiva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lazo_subsanar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ntidad de dias necesarios para subsanar una observaicon apartir de su publicacion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chivos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_auditor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spuesta_audito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resp_auditor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 ingresa la fecha de cuando el auditor ingresa su respuesta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inform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ar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articipant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2" meta:object-count="0"/>
    <meta:generator>LibreOfficeDev/6.0.5.2$Linux_X86_64 LibreOffice_project/</meta:generator>
  </office:meta>
</office:document-meta>
</file>